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 on Java GUIs with NetBeans / wxPytho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8">
            <text:p>38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Research about full text search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6">
            <text:p>4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Bug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M*A*S*H is being inserted as M2A2S2H ?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/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03/11/2011</text:date>, <text:time>18:0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3-11T18:07:00</dc:date>
    <meta:editing-duration>PT14H28M34S</meta:editing-duration>
    <meta:editing-cycles>64</meta:editing-cycles>
    <meta:generator>OpenOffice.org/3.2$Unix OpenOffice.org_project/320m12$Build-9483</meta:generator>
    <dc:creator>Tyler Hayes</dc:creator>
    <meta:document-statistic meta:table-count="3" meta:cell-count="306" meta:object-count="0"/>
    <meta:user-defined meta:name="Info 1"/>
    <meta:user-defined meta:name="Info 2"/>
    <meta:user-defined meta:name="Info 3"/>
    <meta:user-defined meta:name="Info 4"/>
  </office:meta>
</office:document-meta>
</file>